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Beginnig Functional Programming in 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draw:style-name="gr2" draw:text-style-name="P1" draw:layer="layout" svg:width="13.6cm" svg:height="1.195cm" svg:x="2.6cm" svg:y="5.8cm">
          <draw:text-box>
            <text:p text:style-name="P1"><text:span text:style-name="T1">Bartek Kuczyński aka Koziołek</text:span></text:p>
          </draw:text-box>
        </draw:frame>
        <draw:frame draw:style-name="gr2" draw:text-style-name="P1" draw:layer="layout" svg:width="13.6cm" svg:height="1.195cm" svg:x="12.6cm" svg:y="9.6cm">
          <draw:text-box>
            <text:p text:style-name="P2"><text:span text:style-name="T1">Koziolekweb.pl</text:span></text:p>
          </draw:text-box>
        </draw:frame>
        <draw:frame draw:style-name="gr2" draw:text-style-name="P1" draw:layer="layout" svg:width="13.6cm" svg:height="1.195cm" svg:x="3cm" svg:y="12.8cm">
          <draw:text-box>
            <text:p text:style-name="P1"><text:span text:style-name="T1">4programmers.net</text:span></text:p>
          </draw:text-box>
        </draw:frame>
        <draw:frame draw:style-name="gr2" draw:text-style-name="P1" draw:layer="layout" svg:width="13.6cm" svg:height="1.195cm" svg:x="11.2cm" svg:y="15cm">
          <draw:text-box>
            <text:p text:style-name="P2"><text:span text:style-name="T1">Tyrso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">
        <draw:frame presentation:style-name="pr4" draw:layer="layout" svg:width="25.199cm" svg:height="3.506cm" svg:x="1.4cm" svg:y="0.837cm" presentation:class="title">
          <draw:text-box>
            <text:p>Repos etc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<text:a xlink:href="https://github.com/Koziolek/warsjawa_2014" xlink:type="simple">https://github.com/Koziolek/warsjawa_2014</text:a></text:p>
              </text:list-item>
              <text:list-item>
                <text:p>Git</text:p>
              </text:list-item>
              <text:list-item>
                <text:p>Java 8</text:p>
              </text:list-item>
              <text:list-item>
                <text:p>Maven 3</text:p>
              </text:list-item>
              <text:list-item>
                <text:p>Your favourite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We have 4 hours </text:p>
              </text:list-item>
              <text:list-item>
                <text:p>History and theory of Functional Programming</text:p>
                <text:list>
                  <text:list-item>
                    <text:p>FP structures in our code</text:p>
                  </text:list-item>
                </text:list>
              </text:list-item>
              <text:list-item>
                <text:p>Java 8 functional idioms</text:p>
                <text:list>
                  <text:list-item>
                    <text:p>Lambda and Stream API</text:p>
                  </text:list-item>
                </text:list>
              </text:list-item>
              <text:list-item>
                <text:p>Before Java 8</text:p>
                <text:list>
                  <text:list-item>
                    <text:p>Guava</text:p>
                  </text:list-item>
                </text:list>
              </text:list-item>
              <text:list-item>
                <text:p>Refactorization, tests, clean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2:11:54</meta:creation-date>
    <dc:date>2014-09-07T22:02:21</dc:date>
    <dc:creator>koziolek </dc:creator>
    <meta:editing-duration>P1DT9H49M37S</meta:editing-duration>
    <meta:editing-cycles>6</meta:editing-cycles>
    <meta:generator>LibreOffice/3.5$Linux_X86_64 LibreOffice_project/350m1$Build-2</meta:generator>
    <meta:document-statistic meta:object-count="39"/>
  </office:meta>
</office:document-meta>
</file>